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David Libre" svg:font-family="'David Libre'"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5735d0c" officeooo:paragraph-rsid="063722be"/>
    </style:style>
    <style:style style:name="P4" style:family="paragraph" style:parent-style-name="Heading_20_2">
      <style:text-properties officeooo:rsid="05735d0c" officeooo:paragraph-rsid="06498209"/>
    </style:style>
    <style:style style:name="P5" style:family="paragraph" style:parent-style-name="Heading_20_2">
      <style:text-properties officeooo:rsid="062227d4" officeooo:paragraph-rsid="065192a1"/>
    </style:style>
    <style:style style:name="P6" style:family="paragraph" style:parent-style-name="Heading_20_2">
      <style:text-properties officeooo:paragraph-rsid="066a6ba7"/>
    </style:style>
    <style:style style:name="P7" style:family="paragraph" style:parent-style-name="Heading_20_2">
      <style:text-properties officeooo:rsid="064764b7" officeooo:paragraph-rsid="063bad15" style:font-name-complex="David Libre"/>
    </style:style>
    <style:style style:name="P8" style:family="paragraph" style:parent-style-name="Text_20_body">
      <style:text-properties officeooo:rsid="06498209" officeooo:paragraph-rsid="06498209"/>
    </style:style>
    <style:style style:name="P9" style:family="paragraph" style:parent-style-name="Text_20_body">
      <style:paragraph-properties fo:line-height="100%"/>
      <style:text-properties officeooo:rsid="0625c719" officeooo:paragraph-rsid="065192a1"/>
    </style:style>
    <style:style style:name="P10" style:family="paragraph" style:parent-style-name="Text_20_body">
      <style:text-properties officeooo:rsid="0625c719" officeooo:paragraph-rsid="065192a1"/>
    </style:style>
    <style:style style:name="P11" style:family="paragraph" style:parent-style-name="Text_20_body">
      <style:text-properties fo:language="en" fo:country="US" officeooo:rsid="065192a1" officeooo:paragraph-rsid="065192a1"/>
    </style:style>
    <style:style style:name="P12" style:family="paragraph" style:parent-style-name="Text_20_body">
      <style:text-properties officeooo:rsid="065192a1" officeooo:paragraph-rsid="065192a1"/>
    </style:style>
    <style:style style:name="P13" style:family="paragraph" style:parent-style-name="Text_20_body">
      <style:text-properties officeooo:rsid="0653885f" officeooo:paragraph-rsid="0653885f"/>
    </style:style>
    <style:style style:name="P14" style:family="paragraph" style:parent-style-name="Text_20_body">
      <style:text-properties officeooo:rsid="06637919" officeooo:paragraph-rsid="06637919"/>
    </style:style>
    <style:style style:name="P15" style:family="paragraph" style:parent-style-name="Text_20_body">
      <style:text-properties officeooo:paragraph-rsid="0666e20c"/>
    </style:style>
    <style:style style:name="P16" style:family="paragraph" style:parent-style-name="Text_20_body">
      <style:text-properties officeooo:rsid="06694ff2" officeooo:paragraph-rsid="06694ff2"/>
    </style:style>
    <style:style style:name="P17" style:family="paragraph" style:parent-style-name="Text_20_body">
      <style:text-properties officeooo:paragraph-rsid="0656cf9e"/>
    </style:style>
    <style:style style:name="P18" style:family="paragraph" style:parent-style-name="Text_20_body">
      <style:text-properties officeooo:paragraph-rsid="06740782"/>
    </style:style>
    <style:style style:name="P19" style:family="paragraph" style:parent-style-name="Text_20_body">
      <style:paragraph-properties fo:line-height="100%"/>
      <style:text-properties officeooo:rsid="04af6545" officeooo:paragraph-rsid="05da9cad"/>
    </style:style>
    <style:style style:name="P20" style:family="paragraph" style:parent-style-name="Text_20_body">
      <style:text-properties officeooo:rsid="0678358a" officeooo:paragraph-rsid="0678358a"/>
    </style:style>
    <style:style style:name="P21" style:family="paragraph" style:parent-style-name="Text_20_body">
      <style:text-properties style:font-name="Monospace" officeooo:rsid="06796395" officeooo:paragraph-rsid="06796395" style:font-size-asian="10.5pt" style:font-name-complex="David CLM" style:font-weight-complex="normal"/>
    </style:style>
    <style:style style:name="P22" style:family="paragraph" style:parent-style-name="Text_20_body">
      <style:text-properties style:font-name="Monospace" officeooo:rsid="067b39dc" officeooo:paragraph-rsid="067b39dc" style:font-size-asian="10.5pt" style:font-name-complex="David CLM" style:font-weight-complex="normal"/>
    </style:style>
    <style:style style:name="P23" style:family="paragraph" style:parent-style-name="Text_20_body">
      <style:text-properties style:font-name="Monospace" officeooo:rsid="067be8b2" officeooo:paragraph-rsid="067be8b2" style:font-size-asian="10.5pt" style:font-name-complex="David CLM" style:font-weight-complex="normal"/>
    </style:style>
    <style:style style:name="P24" style:family="paragraph" style:parent-style-name="Text_20_body">
      <style:text-properties officeooo:rsid="067f9b0a" officeooo:paragraph-rsid="067f9b0a"/>
    </style:style>
    <style:style style:name="P25" style:family="paragraph" style:parent-style-name="Text_20_body">
      <style:text-properties officeooo:paragraph-rsid="067f9b0a"/>
    </style:style>
    <style:style style:name="P26" style:family="paragraph" style:parent-style-name="Heading_20_2">
      <style:paragraph-properties fo:text-align="end" style:justify-single-word="false" style:writing-mode="rl-tb"/>
      <style:text-properties fo:font-style="normal" officeooo:rsid="05edf9e3" officeooo:paragraph-rsid="064d1d36" style:font-style-asian="normal" style:font-style-complex="normal"/>
    </style:style>
    <style:style style:name="P2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1" style:font-size-complex="12pt" style:language-complex="he" style:country-complex="IL"/>
    </style:style>
    <style:style style:name="P28"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1" style:font-size-complex="12pt" style:language-complex="he" style:country-complex="IL"/>
    </style:style>
    <style:style style:name="P29" style:family="paragraph" style:parent-style-name="Heading_20_1">
      <style:paragraph-properties fo:line-height="100%"/>
      <style:text-properties officeooo:rsid="05226f8d" officeooo:paragraph-rsid="04af6545"/>
    </style:style>
    <style:style style:name="P30" style:family="paragraph" style:parent-style-name="Text_20_body">
      <style:text-properties fo:language="en" fo:country="US" officeooo:rsid="0678358a" officeooo:paragraph-rsid="0678358a"/>
    </style:style>
    <style:style style:name="P31" style:family="paragraph" style:parent-style-name="Text_20_body" style:list-style-name="L1">
      <style:text-properties officeooo:paragraph-rsid="0656cf9e"/>
    </style:style>
    <style:style style:name="P32" style:family="paragraph" style:parent-style-name="Text_20_body">
      <style:text-properties style:font-name="Monospace" fo:language="en" fo:country="US" officeooo:rsid="067d54d9" officeooo:paragraph-rsid="067d54d9" style:font-size-asian="10.5pt" style:font-name-complex="David CLM" style:font-weight-complex="normal"/>
    </style:style>
    <style:style style:name="P33" style:family="paragraph" style:parent-style-name="Text_20_body">
      <style:text-properties style:font-name="Monospace" officeooo:rsid="067f9b0a" officeooo:paragraph-rsid="067f9b0a" style:font-size-asian="10.5pt" style:font-name-complex="David CLM" style:font-weight-complex="normal"/>
    </style:style>
    <style:style style:name="P34" style:family="paragraph" style:parent-style-name="Text_20_body">
      <style:paragraph-properties fo:text-align="start" style:justify-single-word="false" style:writing-mode="lr-tb"/>
      <style:text-properties style:font-name="Monospace" fo:language="en" fo:country="US" officeooo:rsid="067d54d9" officeooo:paragraph-rsid="067d54d9" style:font-size-asian="10.5pt" style:font-name-complex="David CLM" style:font-weight-complex="normal"/>
    </style:style>
    <style:style style:name="P35" style:family="paragraph" style:parent-style-name="Text_20_body">
      <style:paragraph-properties fo:text-align="start" style:justify-single-word="false" style:writing-mode="lr-tb"/>
      <style:text-properties fo:font-style="italic" officeooo:rsid="05edf9e3" officeooo:paragraph-rsid="066a6ba7" style:font-style-asian="italic" style:font-style-complex="italic"/>
    </style:style>
    <style:style style:name="P36" style:family="paragraph" style:parent-style-name="Text_20_body">
      <style:paragraph-properties fo:text-align="end" style:justify-single-word="false" style:writing-mode="rl-tb"/>
      <style:text-properties style:font-name="Monospace" fo:language="en" fo:country="US" officeooo:rsid="067d54d9" officeooo:paragraph-rsid="067d54d9" style:font-size-asian="10.5pt" style:font-name-complex="David CLM" style:font-weight-complex="normal"/>
    </style:style>
    <style:style style:name="P37" style:family="paragraph" style:parent-style-name="Text_20_body">
      <style:paragraph-properties fo:text-align="end" style:justify-single-word="false" style:writing-mode="rl-tb"/>
      <style:text-properties style:font-name="Monospace" fo:language="en" fo:country="US" officeooo:rsid="06796395" officeooo:paragraph-rsid="068190b1" style:font-size-asian="10.5pt" style:font-name-complex="David CLM" style:font-weight-complex="normal"/>
    </style:style>
    <style:style style:name="P38" style:family="paragraph" style:parent-style-name="Text_20_body">
      <style:paragraph-properties fo:text-align="end" style:justify-single-word="false" style:writing-mode="rl-tb"/>
      <style:text-properties officeooo:paragraph-rsid="068190b1"/>
    </style:style>
    <style:style style:name="P39" style:family="paragraph" style:parent-style-name="Text_20_body">
      <style:paragraph-properties fo:text-align="end" style:justify-single-word="false" style:writing-mode="rl-tb"/>
      <style:text-properties officeooo:paragraph-rsid="068233b4"/>
    </style:style>
    <style:style style:name="P40" style:family="paragraph" style:parent-style-name="Text_20_body">
      <style:paragraph-properties fo:text-align="end" style:justify-single-word="false" style:writing-mode="rl-tb"/>
      <style:text-properties officeooo:paragraph-rsid="0682af07"/>
    </style:style>
    <style:style style:name="P41" style:family="paragraph" style:parent-style-name="Text_20_body" style:list-style-name="L2">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6a6ba7" style:font-size-asian="12pt" style:language-asian="en" style:country-asian="US" style:font-name-complex="David CLM1" style:font-size-complex="12pt" style:language-complex="he" style:country-complex="IL"/>
    </style:style>
    <style:style style:name="P42" style:family="paragraph" style:parent-style-name="Text_20_body">
      <style:paragraph-properties fo:margin-left="0in" fo:margin-right="0in" fo:line-height="120%" fo:text-align="end" style:justify-single-word="false" fo:text-indent="0in" style:auto-text-indent="false" style:writing-mode="rl-tb"/>
      <style:text-properties officeooo:paragraph-rsid="067f96f5"/>
    </style:style>
    <style:style style:name="P43" style:family="paragraph" style:parent-style-name="Text_20_body">
      <style:paragraph-properties fo:margin-left="0in" fo:margin-right="0in" fo:line-height="120%" fo:text-align="end" style:justify-single-word="false" fo:text-indent="0in" style:auto-text-indent="false" style:writing-mode="rl-tb"/>
      <style:text-properties officeooo:paragraph-rsid="06856d6f"/>
    </style:style>
    <style:style style:name="T1" style:family="text">
      <style:text-properties officeooo:rsid="05ff79ad"/>
    </style:style>
    <style:style style:name="T2" style:family="text">
      <style:text-properties officeooo:rsid="063881e4"/>
    </style:style>
    <style:style style:name="T3" style:family="text">
      <style:text-properties officeooo:rsid="063bad15"/>
    </style:style>
    <style:style style:name="T4" style:family="text">
      <style:text-properties officeooo:rsid="06498209"/>
    </style:style>
    <style:style style:name="T5" style:family="text">
      <style:text-properties officeooo:rsid="065192a1"/>
    </style:style>
    <style:style style:name="T6" style:family="text">
      <style:text-properties officeooo:rsid="065537a4"/>
    </style:style>
    <style:style style:name="T7" style:family="text">
      <style:text-properties fo:language="en" fo:country="US"/>
    </style:style>
    <style:style style:name="T8" style:family="text">
      <style:text-properties fo:language="en" fo:country="US" officeooo:rsid="066a6ba7"/>
    </style:style>
    <style:style style:name="T9" style:family="text">
      <style:text-properties fo:language="en" fo:country="US" officeooo:rsid="06707cd6"/>
    </style:style>
    <style:style style:name="T10" style:family="text">
      <style:text-properties fo:language="en" fo:country="US" officeooo:rsid="0673d949"/>
    </style:style>
    <style:style style:name="T11" style:family="text">
      <style:text-properties fo:language="en" fo:country="US" officeooo:rsid="067461aa"/>
    </style:style>
    <style:style style:name="T12" style:family="text">
      <style:text-properties fo:language="en" fo:country="US" officeooo:rsid="06740782"/>
    </style:style>
    <style:style style:name="T13" style:family="text">
      <style:text-properties fo:language="en" fo:country="US" officeooo:rsid="063881e4"/>
    </style:style>
    <style:style style:name="T14" style:family="text">
      <style:text-properties fo:language="en" fo:country="US" fo:font-weight="bold" style:font-weight-asian="bold" style:font-weight-complex="bold"/>
    </style:style>
    <style:style style:name="T15" style:family="text">
      <style:text-properties fo:language="en" fo:country="US" fo:font-weight="bold" officeooo:rsid="06707cd6" style:font-weight-asian="bold" style:font-weight-complex="bold"/>
    </style:style>
    <style:style style:name="T16" style:family="text">
      <style:text-properties officeooo:rsid="0663eedd"/>
    </style:style>
    <style:style style:name="T17" style:family="text">
      <style:text-properties officeooo:rsid="0666755f"/>
    </style:style>
    <style:style style:name="T18" style:family="text">
      <style:text-properties officeooo:rsid="0667b834"/>
    </style:style>
    <style:style style:name="T19" style:family="text">
      <style:text-properties officeooo:rsid="066ce225"/>
    </style:style>
    <style:style style:name="T20" style:family="text">
      <style:text-properties officeooo:rsid="0673d949"/>
    </style:style>
    <style:style style:name="T21" style:family="text">
      <style:text-properties style:font-name="Monospace" fo:language="en" fo:country="US" officeooo:rsid="0673d949" style:font-size-asian="10.5pt" style:font-name-complex="David CLM" style:font-weight-complex="normal"/>
    </style:style>
    <style:style style:name="T22" style:family="text">
      <style:text-properties style:font-name="Monospace" fo:language="en" fo:country="US" officeooo:rsid="067461aa" style:font-size-asian="10.5pt" style:font-name-complex="David CLM" style:font-weight-complex="normal"/>
    </style:style>
    <style:style style:name="T23" style:family="text">
      <style:text-properties style:font-name="Monospace" officeooo:rsid="067461aa" style:font-size-asian="10.5pt" style:font-name-complex="David CLM" style:font-weight-complex="normal"/>
    </style:style>
    <style:style style:name="T24" style:family="text">
      <style:text-properties style:font-name="Monospace" officeooo:rsid="06752606" style:font-size-asian="10.5pt" style:font-name-complex="David CLM" style:font-weight-complex="normal"/>
    </style:style>
    <style:style style:name="T25" style:family="text">
      <style:text-properties style:font-name="Monospace" officeooo:rsid="067581a5" style:font-size-asian="10.5pt" style:font-name-complex="David CLM" style:font-weight-complex="normal"/>
    </style:style>
    <style:style style:name="T26" style:family="text">
      <style:text-properties style:font-name="Monospace" officeooo:rsid="067f9b0a" style:font-size-asian="10.5pt" style:font-name-complex="David CLM" style:font-weight-complex="normal"/>
    </style:style>
    <style:style style:name="T27" style:family="text">
      <style:text-properties style:font-name="Monospace" fo:language="en" fo:country="US" fo:font-weight="bold" officeooo:rsid="068190b1" style:font-size-asian="10.5pt" style:font-weight-asian="bold" style:font-name-complex="David CLM" style:font-weight-complex="bold"/>
    </style:style>
    <style:style style:name="T28" style:family="text">
      <style:text-properties style:font-name="Monospace" fo:language="en" fo:country="US" officeooo:rsid="068190b1" style:font-size-asian="10.5pt" style:font-name-complex="David CLM" style:font-weight-complex="normal"/>
    </style:style>
    <style:style style:name="T29" style:family="text">
      <style:text-properties style:font-name="Monospace" fo:language="en" fo:country="US" officeooo:rsid="0682af07" style:font-size-asian="10.5pt" style:font-name-complex="David CLM" style:font-weight-complex="normal"/>
    </style:style>
    <style:style style:name="T30" style:family="text">
      <style:text-properties style:font-name="Monospace" fo:language="en" fo:country="US" officeooo:rsid="068233b4" style:font-size-asian="10.5pt" style:font-name-complex="David CLM" style:font-weight-complex="normal"/>
    </style:style>
    <style:style style:name="T31" style:family="text">
      <style:text-properties officeooo:rsid="061f449d"/>
    </style:style>
    <style:style style:name="T32" style:family="text">
      <style:text-properties officeooo:rsid="067461aa"/>
    </style:style>
    <style:style style:name="T33" style:family="text">
      <style:text-properties officeooo:rsid="06752606"/>
    </style:style>
    <style:style style:name="T34" style:family="text">
      <style:text-properties officeooo:rsid="067581a5"/>
    </style:style>
    <style:style style:name="T35" style:family="text">
      <style:text-properties officeooo:rsid="06767424"/>
    </style:style>
    <style:style style:name="T36" style:family="text">
      <style:text-properties officeooo:rsid="067834ee"/>
    </style:style>
    <style:style style:name="T37" style:family="text">
      <style:text-properties fo:font-weight="bold" style:font-weight-asian="bold" style:font-weight-complex="bold"/>
    </style:style>
    <style:style style:name="T38" style:family="text">
      <style:text-properties fo:font-weight="bold" officeooo:rsid="06771dd9" style:font-weight-asian="bold" style:font-weight-complex="bold"/>
    </style:style>
    <style:style style:name="T39" style:family="text">
      <style:text-properties fo:font-weight="bold" officeooo:rsid="067f9b0a" style:font-weight-asian="bold" style:font-weight-complex="bold"/>
    </style:style>
    <style:style style:name="T40" style:family="text">
      <style:text-properties fo:font-weight="bold" officeooo:rsid="068190b1" style:font-weight-asian="bold" style:font-weight-complex="bold"/>
    </style:style>
    <style:style style:name="T41" style:family="text">
      <style:text-properties officeooo:rsid="067b39dc"/>
    </style:style>
    <style:style style:name="T42" style:family="text">
      <style:text-properties fo:color="#00000a" loext:opacity="100%" style:font-name="Courier New" fo:font-size="12pt" fo:language="en" fo:country="US" fo:font-weight="bold" officeooo:rsid="067f96f5" style:font-size-asian="12pt" style:language-asian="en" style:country-asian="US" style:font-weight-asian="bold" style:font-name-complex="David CLM1" style:font-size-complex="12pt" style:language-complex="he" style:country-complex="IL" style:font-weight-complex="bold"/>
    </style:style>
    <style:style style:name="T43" style:family="text">
      <style:text-properties fo:color="#00000a" loext:opacity="100%" style:font-name="Courier New" fo:font-size="12pt" fo:language="en" fo:country="US" fo:font-weight="bold" officeooo:rsid="06771dd9" style:font-size-asian="12pt" style:language-asian="en" style:country-asian="US" style:font-weight-asian="bold" style:font-name-complex="David CLM1" style:font-size-complex="12pt" style:language-complex="he" style:country-complex="IL" style:font-weight-complex="bold"/>
    </style:style>
    <style:style style:name="T44" style:family="text">
      <style:text-properties fo:color="#00000a" loext:opacity="100%" style:font-name="Courier New" fo:font-size="12pt" fo:language="en" fo:country="US" fo:font-weight="bold" officeooo:rsid="068190b1" style:font-size-asian="12pt" style:language-asian="en" style:country-asian="US" style:font-weight-asian="bold" style:font-name-complex="David CLM1" style:font-size-complex="12pt" style:language-complex="he" style:country-complex="IL" style:font-weight-complex="bold"/>
    </style:style>
    <style:style style:name="T45" style:family="text">
      <style:text-properties fo:color="#00000a" loext:opacity="100%" style:font-name="Courier New" fo:font-size="12pt" fo:language="en" fo:country="US" fo:font-weight="bold" officeooo:rsid="068399b4" style:font-size-asian="12pt" style:language-asian="en" style:country-asian="US" style:font-weight-asian="bold" style:font-name-complex="David CLM1" style:font-size-complex="12pt" style:language-complex="he" style:country-complex="IL" style:font-weight-complex="bold"/>
    </style:style>
    <style:style style:name="T46" style:family="text">
      <style:text-properties fo:color="#00000a" loext:opacity="100%" style:font-name="Courier New" fo:font-size="12pt" fo:language="en" fo:country="US" officeooo:rsid="067f96f5" style:font-size-asian="12pt" style:language-asian="en" style:country-asian="US" style:font-name-complex="David CLM1" style:font-size-complex="12pt" style:language-complex="he" style:country-complex="IL"/>
    </style:style>
    <style:style style:name="T47" style:family="text">
      <style:text-properties fo:color="#00000a" loext:opacity="100%" style:font-name="Courier New" fo:font-size="12pt" fo:language="en" fo:country="US" officeooo:rsid="067f96f5" style:font-size-asian="12pt" style:language-asian="en" style:country-asian="US" style:font-name-complex="David CLM1" style:font-size-complex="12pt" style:language-complex="he" style:country-complex="IL" style:font-weight-complex="normal"/>
    </style:style>
    <style:style style:name="T48" style:family="text">
      <style:text-properties fo:color="#00000a" loext:opacity="100%" style:font-name="Courier New" fo:font-size="12pt" fo:language="en" fo:country="US" officeooo:rsid="068399b4" style:font-size-asian="12pt" style:language-asian="en" style:country-asian="US" style:font-name-complex="David CLM1" style:font-size-complex="12pt" style:language-complex="he" style:country-complex="IL" style:font-weight-complex="normal"/>
    </style:style>
    <style:style style:name="T49" style:family="text">
      <style:text-properties fo:color="#00000a" loext:opacity="100%" style:font-name="Courier New" fo:font-size="12pt" fo:language="en" fo:country="US" officeooo:rsid="06856d6f" style:font-size-asian="12pt" style:language-asian="en" style:country-asian="US" style:font-name-complex="David CLM1" style:font-size-complex="12pt" style:language-complex="he" style:country-complex="IL" style:font-weight-complex="normal"/>
    </style:style>
    <style:style style:name="T50" style:family="text">
      <style:text-properties fo:color="#00000a" loext:opacity="100%" style:font-name="Courier New" fo:font-size="12pt" fo:language="en" fo:country="US" officeooo:rsid="068609bf" style:font-size-asian="12pt" style:language-asian="en" style:country-asian="US" style:font-name-complex="David CLM1" style:font-size-complex="12pt" style:language-complex="he" style:country-complex="IL" style:font-weight-complex="normal"/>
    </style:style>
    <style:style style:name="T51" style:family="text">
      <style:text-properties fo:color="#00000a" loext:opacity="100%" style:font-name="Courier New" fo:font-size="12pt" fo:language="en" fo:country="US" officeooo:rsid="0689eb38" style:font-size-asian="12pt" style:language-asian="en" style:country-asian="US" style:font-name-complex="David CLM1" style:font-size-complex="12pt" style:language-complex="he" style:country-complex="IL" style:font-weight-complex="normal"/>
    </style:style>
    <style:style style:name="T52" style:family="text">
      <style:text-properties officeooo:rsid="067f9b0a"/>
    </style:style>
    <style:style style:name="T53" style:family="text">
      <style:text-properties officeooo:rsid="068190b1"/>
    </style:style>
    <style:style style:name="T54" style:family="text">
      <style:text-properties fo:language="en" fo:country="US" officeooo:rsid="068190b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36">פתרון </text:span>מטלה - חלוקת שכר-<text:span text:style-name="T1">דירה</text:span></text:h>
      <text:p text:style-name="P19"/>
      <text:p text:style-name="P5"><text:span text:style-name="T5">שאלה 1. </text:span>חלוקת שכר-דירה <text:span text:style-name="T5">בעזרת אתר</text:span> <text:span text:style-name="T5">ספלידיט</text:span></text:p>
      <text:p text:style-name="P11">באתר ספלידיט ישנה אפשרות לחלק שכר-דירה במודל הקרדינלי: <text:a xlink:type="simple" xlink:href="http://www.spliddit.org/apps/rent" text:style-name="Internet_20_link" text:visited-style-name="Visited_20_Internet_20_Link">http://www.spliddit.org/apps/rent</text:a> </text:p>
      <text:p text:style-name="P12">בעזרת האתר, מיצאו בעיית חלוקת שכר דירה לשלושה דיירים, שבה:</text:p>
      <text:p text:style-name="P10">א. כל השותפים משלמים בדיוק שליש משכר-הדירה;</text:p>
      <text:p text:style-name="P10">ב. שותף אחד משלם אפס, ושני השותפים האחרים משלמים בדיוק חצי משכר-הדירה;</text:p>
      <text:p text:style-name="P10">ג. שני שותפים משלמים אפס, והשותף השלישי משלם את כל שכר-הדירה.</text:p>
      <text:p text:style-name="P16">ד [רשות]. אחד השותפים משלם מחיר שלילי.</text:p>
      <text:p text:style-name="P13">בכל אחד מהמקרים, הסבירו <text:span text:style-name="T6">מדוע החלוקה המתקבלת היא הוגנת בהתאם למודל הקוואזי-ליניארי.</text:span> </text:p>
      <text:p text:style-name="P9"/>
      <text:p text:style-name="P3">שאלה <text:span text:style-name="T3">2: בעיית </text:span><text:span text:style-name="T20">תחנת המוניות</text:span></text:p>
      <text:p text:style-name="P20"><text:span text:style-name="T15">ה</text:span><text:span text:style-name="T14">ערה</text:span><text:span text:style-name="T7">: השאלה במקור היתה על סטודנטים המחלקים ביניהם שאלות. כפי שהעיר לי אחר-כך איתי בן משה, הסיפור לא התאים לשאלה: כשסטודנטים מחלקים ביניהם שאלות, הם רוצים שהחלוקה תהיה מאוזנת, ולא דווקא שסכום רמות המאמץ יהיה מינימלי. לכן אני מביא כאן שאלה דומה אבל עם סיפור אחר.</text:span></text:p>
      <text:p text:style-name="P30">---</text:p>
      <text:p text:style-name="P18"><text:span text:style-name="T9">ב</text:span><text:span text:style-name="T10">תחנת מוניות עובדים </text:span><text:span text:style-name="T21">n </text:span><text:span text:style-name="T10">נהגים הנמצאים במקומות שונים. התחנה מקבלת 4n קריאות מנוסעים שונים. מנהל התחנה רוצה להקצות בדיוק 4 נוסעים לכל נהג. בנוסף, הוא רוצה לחסוך בדלק. </text:span><text:span text:style-name="T12">כל נהג נמצא במקום אחר, ולכן לכל נהג דרושה כמות דלק </text:span><text:span text:style-name="T10">שונה כדי להגיע לכל נוסע. </text:span></text:p>
      <text:p text:style-name="P17"><text:span text:style-name="T31">תארו אלגוריתם </text:span><text:span text:style-name="T19">יעיל </text:span><text:span text:style-name="T31">המוצא חלוקת </text:span><text:span text:style-name="T23">נוסעים לנהגים, שבה הכמות הכוללת של דלק שהתחנה כולה צריכה להשקיע היא הקטנה ביותר.</text:span></text:p>
      <text:list xml:id="list3850386300" text:style-name="L1">
        <text:list-item>
          <text:p text:style-name="P31"><text:span text:style-name="T2">הקלט לאלגוריתם הוא מטריצה עם</text:span><text:span text:style-name="T13"> </text:span><text:span text:style-name="T11">n</text:span><text:span text:style-name="T13"> </text:span><text:span text:style-name="T2">שורות (שורה לכל </text:span><text:span text:style-name="T32">נהג</text:span><text:span text:style-name="T2">) ו-</text:span><text:span text:style-name="T22">4n </text:span><text:span text:style-name="T2">עמודות (עמודה לכל </text:span><text:span text:style-name="T32">נוסע</text:span><text:span text:style-name="T2">); כל תא מתאר את </text:span><text:span text:style-name="T33">כמות הדלק הדרושה לנהג בשורה, </text:span><text:span text:style-name="T24">כדי לשרת את הנוסע </text:span><text:span text:style-name="T2">בעמודה.</text:span></text:p>
        </text:list-item>
        <text:list-item>
          <text:p text:style-name="P31"><text:span text:style-name="T2">הפלט הוא: עבור כל </text:span><text:span text:style-name="T25">נהג</text:span><text:span text:style-name="T2">, איזה 4 </text:span><text:span text:style-name="T34">נוסעים </text:span><text:span text:style-name="T2">הוא צריך </text:span><text:span text:style-name="T34">לקחת</text:span><text:span text:style-name="T2">.</text:span></text:p>
        </text:list-item>
      </text:list>
      <text:p text:style-name="P21"><text:span text:style-name="T38">פ</text:span><text:span text:style-name="T37">תרון</text:span>: הרעיון הוא לבצע רדוקציה ל<text:span text:style-name="T41">אלגוריתם שידוך עם משקל מקסימום. אבל יש שני אתגרים:</text:span></text:p>
      <text:p text:style-name="P22">א. בשידוך לכל נהג יש נוסע אחד, וכאן לכל נהג יש 4 נוסעים. </text:p>
      <text:p text:style-name="P22">ב. למדנו למצוא שידוך עם משקל מקסימום, וכאן צריך שידוך עם משקל מינימום.</text:p>
      <text:p text:style-name="P23"><text:soft-page-break/>פתרון לאתגר א הוא "לשכפל" כל נהג 4 פעמים. מקבלים בעיה עם <text:span text:style-name="T7">4n נהגים <text:s/>ו 4n נוסעים. שידוך מקסימום / מינימום בבעיה זו מתאים לשידוך מקסימום / מינימום בבעיה המקורית, כאשר כל נהג מקבל את 4 הנוסעים של 4 ה"כפילים" שלו.</text:span></text:p>
      <text:p text:style-name="P32">פתרון לאתגר ב הוא להפוך את המשקלים לשליליים. אבל אם ננסה את זה בפייתון נגלה שהפונקציה מחזירה לנו שידוך שהוא קבוצה ריקה, כי לשידוך ריק יש משקל 0, ולכל שאר השידוכים בגרף יש משקל שלילי. ו-0 גדול יותר מכל מספר שלילי! הפתרון הוא למצוא חסם עליון כלשהו, נניח T, על המספרים במטריצה, ולהחליף כל מספר x בהפרש: T – x. עכשיו כל המשקלים הם עדיין חיוביים. סכום מקסימלי במטריצה זו מתאים למיקסום של הסכום:</text:p>
      <text:p text:style-name="P34">(T – x1) + (T – x2) + … + (T – xn)</text:p>
      <text:p text:style-name="P34">= n*T – (x1 + x2 + … + xn).</text:p>
      <text:p text:style-name="P36">כיוון שהביטוי n*T היא ביטוי קבוע הנוסף באופן שווה לכל הסכומים של כל השידוכים, מציאת שידוך עם סכום מקסימלי שקולה לשידוך שעבורו הסכום (x1 + x2 + … + xn) מינימלי.</text:p>
      <text:p text:style-name="P37"><text:span text:style-name="T38">פ</text:span><text:span text:style-name="T37">תרון </text:span><text:span text:style-name="T40">שלא עובד</text:span>: <text:span text:style-name="T53">פתרון שלא עובד הוא לבצע שידוכים באופן חמדני, כלומר: קודם למצוא שידוך מינימלי ל-</text:span><text:span text:style-name="T54">n נהגים ו n נוסעים, ואז להוריד את הנוסעים ששודכו ולמצוא שידוך נוסף, וכו’. הנה דוגמה למקרה שבו התוצאה היא לא שידוך עם סכום מינימלי:</text:span></text:p>
      <text:p text:style-name="P38"><text:span text:style-name="T27">נהג א</text:span><text:span text:style-name="T28">: 2, </text:span><text:span text:style-name="T30">4</text:span><text:span text:style-name="T28">, </text:span><text:span text:style-name="T29">20, 20</text:span></text:p>
      <text:p text:style-name="P40"><text:span text:style-name="T27">נהג ב</text:span><text:span text:style-name="T28">: 12, 13, </text:span><text:span text:style-name="T29">20, 20</text:span></text:p>
      <text:p text:style-name="P39"><text:span text:style-name="T28">ל</text:span><text:span text:style-name="T30">פי האלגוריתם החמדני, בשלב הראשון נשדך את א ל-2 ואת ב ל-13 </text:span><text:span text:style-name="T29">ונקבל סכום 15 (בדקו ותראו שזה המינימום). בשלב השני נשדך את א ואת ב ל-20, ונקבל סכום 40. סכום כולל 55. <text:s text:c="2"/>אבל יש השמה עם סכום קטן יותר: לשדך את א ל-2 ו-4 (סכום 6), ולשדך את ב ל-20 ו-20. סכום כולל 46</text:span></text:p>
      <text:p text:style-name="P35"/>
      <text:p text:style-name="P6"><text:span text:style-name="T8">שאלה 3. </text:span>חלוקה הוגנת של ירושה עם בתים</text:p>
      <text:p text:style-name="P28">איל הנדל"ן הנודע דונאלד דאק נפטר בשיבה טובה והוריש לארבעת ילדיו ארבעה בתים וכן סכום-כסף נכבד.</text:p>
      <text:p text:style-name="P27">עליכם לעזור להם לחלק ביניהם את הירושה בהתאם לדרישות הבאות:</text:p>
      <text:list xml:id="list1041916844" text:style-name="L2">
        <text:list-item>
          <text:p text:style-name="P41">כל אחד מהיורשים מקבל בית אחד בדיוק (וסכום-כסף כלשהו).</text:p>
        </text:list-item>
        <text:list-item>
          <text:p text:style-name="P41">אף יורש לא מקנא ביורשים האחרים.</text:p>
        </text:list-item>
        <text:list-item>
          <text:p text:style-name="P41">כל העיזבון מחולק בין היורשים.</text:p>
        </text:list-item>
      </text:list>
      <text:p text:style-name="P27"/>
      <text:p text:style-name="P28">כיתבו אלגוריתם, בעברית או בפסאודו-קוד, הפותר את הבעיה.</text:p>
      <text:p text:style-name="P42"><text:span text:style-name="T42">פתרון</text:span><text:span text:style-name="T46">: שוב הכוונה היתה לבצע רדוקציה מהבעיה הנתונה לבעיה שלמדנו, במקרה זה: בעיית שכר-הדירה. במקום "בית" נכתוב "חדר", </text:span><text:span text:style-name="T47">ושכר-הדירה יהיה שלילי – מינוס סכום-הכסף שנמצא בעיזבון. נשתמש באלגוריתם סונג-ולאך. התוצאה היא חלוקה ללא קנאה שבה כל יורש מקבל בית אחד.</text:span><text:span text:style-name="T48"> </text:span></text:p>
      <text:p text:style-name="P43"><text:span text:style-name="T43">פ</text:span><text:span text:style-name="T45">תרון </text:span><text:span text:style-name="T44">שלא עובד</text:span><text:span text:style-name="T48">: </text:span><text:span text:style-name="T49">ניסיון לבצע שידוך באופן חמדני (לתת כל בית למי שהכי רוצה אותו מאלה שנשארו בלי בית) לא בהכרח ימצא את השידוך עם סכום-הערכים הגדול ביותר, </text:span><text:span text:style-name="T50">ולכן גם לא בהכרח ימצא חלוקה </text:span><text:soft-page-break/><text:span text:style-name="T50">ללא קנאה </text:span><text:span text:style-name="T51">(כיוון שהוכחנו בהרצאה, שבחלוקה ללא קנאה, ההשמה חייבת להיות כזאת הממקסמת את סכום הערכים)</text:span><text:span text:style-name="T50">. </text:span></text:p>
      <text:p text:style-name="P7"/>
      <text:p text:style-name="P4">שאלה <text:span text:style-name="T4">4: השמה ממקסמת סכום ערכים - סיבוכיות זמן ריצה</text:span></text:p>
      <text:p text:style-name="P15">א. <text:span text:style-name="T17">מהי סיבוכיות זמן הריצה של האלגוריתם הטוב ביותר המוכר כיום למציאת השמת חדרים לדיירים הממקסמת את סכום הערכים? (לפי ויקיפדיה).</text:span></text:p>
      <text:p text:style-name="P8">* ב <text:span text:style-name="T18">[רשות]</text:span>. בדקו ע"י ניסוי, מהי (בקירוב) סיבוכיות זמן הריצה של האלגוריתם max_weight_matching הממומש בספריה networkx של פייתון? (דרך אפשרית לבדוק היא להריץ את האלגוריתם על גרפים בגדלים שונים, לשרטט גרף של <text:span text:style-name="T35">לוגריתם </text:span>זמן הריצה כפונקציה של <text:span text:style-name="T35">לוגריתם </text:span>גודל הגרף, ולנסות להתאים פונקציה לגרף).</text:p>
      <text:p text:style-name="P24"><text:span text:style-name="T37">פתרון</text:span>: יוסי</text:p>
      <text:p text:style-name="P8"/>
      <text:p text:style-name="P26">שאלה <text:span text:style-name="T16">5</text:span>: יעילות פארטו בחלוקת שכר דירה</text:p>
      <text:p text:style-name="P14">כזכור, בבעיית חלוקת המשאבים הוכחנו, שכל השמה הממקסמת את סכום הערכים היא יעילה פארטו.</text:p>
      <text:p text:style-name="P14">הוכיחו, שבבעיית חלוקת חדרים ושכר-דירה, גם הכיוון ההפוך נכון: כל השמה יעילה פארטו ממקסמת את סכום הערכים.</text:p>
      <text:p text:style-name="P25"><text:span text:style-name="T39">פתרון</text:span><text:span text:style-name="T52">: </text:span><text:span text:style-name="T26">תם</text:span></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David Libre" svg:font-family="'David Libre'"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18T16:08:09.995000000</dc:date>
    <meta:editing-duration>P11DT7H11M28S</meta:editing-duration>
    <meta:editing-cycles>1494</meta:editing-cycles>
    <meta:document-statistic meta:table-count="0" meta:image-count="0" meta:object-count="0" meta:page-count="3" meta:paragraph-count="47" meta:word-count="828" meta:character-count="4502" meta:non-whitespace-character-count="3711"/>
  </office:meta>
</office:document-meta>
</file>